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28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6.3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m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ournisseu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é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oteur (propulsio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/pas 4</text:p>
          </table:table-cell>
          <table:table-cell/>
          <table:table-cell office:value-type="string" calcext:value-type="string">
            <text:p>Servomoteur (direction hélic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rvomoteur (direction rou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ssi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tech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o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ytech ? Sinon impr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eduino arch 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tech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ccéléromè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tech 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t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e ?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rci Abdalllllllllah Marzouk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9:05:15.838283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 Dottel</meta:initial-creator>
    <meta:creation-date>2016-01-26T10:48:11</meta:creation-date>
    <dc:date>2016-02-02T11:15:04.562888425</dc:date>
    <meta:generator>LibreOffice/4.2.8.2$Linux_X86_64 LibreOffice_project/420m0$Build-2</meta:generator>
    <meta:editing-duration>PT2H17M9S</meta:editing-duration>
    <meta:editing-cycles>21</meta:editing-cycles>
    <meta:document-statistic meta:table-count="1" meta:cell-count="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